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Format.getMinimumIntegerDig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umberFormat.getCurrencyInstance( java . util . Loca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umberFormat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umberFormat.setGroupingUsed( boolea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umberFormat.format( java . lang . Object var0 , java . lang . StringBuffer var1 , java . text . FieldPosition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umberFormat.format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umberForma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umberFormat.getMaximumIntegerDig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umberFormat.getCurrency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umberFormat.setMaximumFractionDigits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umberFormat.setParseIntegerOnly( boolea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umberFormat.getMinimumFractionDig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umberFormat.getNumberInstance( java . util . Loca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umberFormat.getPercen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umberFormat.isParseInteger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umberFormat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umberFormat.getInstance( java . util . Loca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umberFormat.isGrouping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umberFormat.getAvailable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umberFormat.getMaximumFractionDig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umberFormat.parseObject( java . lang . String var0 , java . text . ParsePosition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umberFormat.setMinimumIntegerDigits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umberFormat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umberFormat.setMaximumIntegerDigits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umberFormat.Number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umberFormat.getPercentInstance( java . util . Loca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umberFormat.setMinimumFractionDigits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umberFormat.format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umberFormat.getNumber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umberFormat.pars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